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dcinek 14</text:p>
      <text:p text:style-name="P1">Mamy tu kawał niezłego odcinka. Było zabawnie, a “Flawless Song” to moim zdaniem póki co najlepsza piosenka sezonu. Dużo lepsza od jakichś miłosnych zawodzeń rodziców AJ. Sam pomysł wydania dziennika przyjaźni od początku wydawał mi się zły. Całe szczęście, że twórcy serialu myśleli podobnie. Kuce zaczęły zachowywać się jak banda idiotów (nie żeby wcześniej tego nie robiły), ewentualnie jak stado bronies. Ktoś chyba czytał internetowe komentarze naszego pięknego fandomu. Co prawda zgadzam się ze starszą klaczą, że Twilight była lepsza, nim dostała skrzydła, a to dlatego, że jak już kiedyś pisałam, postać wraz ze skrzydłami dostała martwicę mózgu. Wielką zaletą odcinka jest to, że Mane 6 nie udało się przekonać innych kucyków. Nareszcie przegrały!</text:p>
      <text:p text:style-name="P1">Odcinek 15</text:p>
      <text:p text:style-name="P1">Mam mieszane uczucia odnośnie tego odcinka. Głównie przez Spike’a i jego problem. Z jednej strony go rozumiem, bo też niekoniecznie chciałabym zapoznawać ze sobą niektórych z moich znajomych przez to, że prezentują skrajnie różne wartości, poglądy i postawy życiowe. Z drugiej nie odwalałabym takiego cyrku w sytuacji, w której pieśń już zaśpiewana, wino rozlane, a dziewka w ciąży. Szkoda też, że nikt nie wyjaśnił Ember zwyczajów kucyków i nie wyprowadził jej z błędu, kiedy zaczęła jeść ściany i rozsmarowywać na nich muffinki. No właśnie, Ember jest główną zaletą odcinka. Lubię autystyczną i P O T Ę Ż N Ą władczynię smoków. Za jej siłę, asertywność, upór, ale i elastyczność. I nie zgadzam się z osobami, które mówią, że ten odcinek zrobił z niej idiotkę. Smoki nie budują domów i mają tak odmienną kulturę, że nie dziwota, że smoczyca nie ogarnęła. No i jej teksty to złoto. Za to Thorax jak zwykle działał mi na nerwy. Jeleniożuk zachowuje się jak stara Fluttershy i wręcz przeprasza, że żyje. Mam nadzieję, że z czasem mu się poprawi, np. poprzez nagły, tragiczny i niespodziewany zgon.</text:p>
      <text:p text:style-name="P1">Odcinek 16</text:p>
      <text:p text:style-name="P1">Legendy Equestrii… Człowiek się spodziewał Celestia wie czego, a dostał… Jedną dobrą legendę, jedną nijaką i jedną kretyńską. Do tego kucykowy zapychacz. Chociaż całkiem miły zapychacz, nawet jeśli miejscami głupi i nielogiczny. Wielki plus za skrzydlate pająki. Chcę takie! Jeśli chodzi o same historie, to najgorsza była ta o Rockhoofie. Zapowiadało się nieźle, ładne wikińskie kucyki, klimat – niestety, ale potem zadziała się magia z zadka Luny. Ktoś miał tak zły pomysł, że nawet nie wiem, jak to skomentować. Opowieść Rarity wypada dużo lepiej i uważam, że jest genialna. Prócz ładnej strony wizualnej i świetnego klimatu mamy tu też pełnowartościową opowieść z ciekawym przesłaniem. Było w tym coś takiego mądrego, poruszającego i głębokiego. Legenda o Flashu Magnusie niczym się nie wyróżniała. Wiało od niej nudą. Znaczy, może byłaby całkiem fajna, gdyby jakoś ją wydłużyć i rozwinąć. Ocena ogólna: szału nie ma.</text:p>
      <text:p text:style-name="P1">Odcinek 17</text:p>
      <text:p text:style-name="P1">Radosne przygody Towarzysza Thoraxa i wielkiej komuny… Nie cierpię nowych podmieńców i nie chce mi się teraz pisać, dlaczego. Poza tym, że są brzydkie, ciapowate i przypominają mi najgorszy koszmar mojego dzieciństwa, czyli “Troskliwe Misie”. Jednak Pharynx, poza tym, że ma głupie imię… Gardło, brak Klatki Piersiowej, jest całkiem spoko gościem. Ładnie wygląda, lubi walkę, nie lubi tej tęczowej zmiany. Niestety, od początku było wiadome, jak to się skończy. Plan Starlight był kiepski, ale się udał. Minus za potworka, bo nieciekawy. Jakaś hybryda gwiazdonosa i golca.</text:p>
      <text:p text:style-name="P1">Odcinek 18</text:p>
      <text:p text:style-name="P1">I znowu Daring Do… Jednak tym razem nie było źle. Normalnie nie lubię tej postaci, głównie przez to, że regularnie zapomina o tym, że jest pegazem. Poza tym nie widzę w tym recolorze RD niczego fajnego. Jednak tym razem Hasbro zabrało nas do całkiem ciekawego miasta, czyli Somnambuli. Poznaliśmy też historię imienniczki tej wsi, która była całkiem niezła. No i sfinks wyglądał uroczo. Wszystko skończyło się dobrze, ale tego chyba każdy się spodziewał. Dziwi mnie za to, że od razu nie rozpoznały Cabalerona. No i bardzo dobrze, że ktoś w końcu zwrócił uwagę na to, że wielcy herosi rozwalają wszystko wokół siebie, kiedy przeżywają swoje epickie przygody. Dobrze, że pegazica musiała za to zapłacić.</text:p>
      <text:p text:style-name="P1"/>
      <text:p text:style-name="P1">Obrazki:</text:p>
      <text:p text:style-name="P1"><text:a xlink:type="simple" xlink:href="https://cahandariella.deviantart.com/art/Patreon-Warcraft-Ponies-697021122" text:style-name="Internet_20_link" text:visited-style-name="Visited_20_Internet_20_Link"><text:span text:style-name="T1">https://cahandariella.deviantart.com/art/Patreon-Warcraft-Ponies-697021122</text:span></text:a></text:p>
      <text:p text:style-name="P1"><text:a xlink:type="simple" xlink:href="https://viwrastupr.deviantart.com/art/Ember-Dragons-Dont-Do-Reading-608188932" text:style-name="Internet_20_link" text:visited-style-name="Visited_20_Internet_20_Link"><text:span text:style-name="T1">https://viwrastupr.deviantart.com/art/Ember-Dragons-Dont-Do-Reading-608188932</text:span></text:a></text:p>
      <text:p text:style-name="P1"><text:a xlink:type="simple" xlink:href="https://inuhoshi-to-darkpen.deviantart.com/art/No-Need-for-a-Soldier-702973099" text:style-name="Internet_20_link" text:visited-style-name="Visited_20_Internet_20_Link"><text:span text:style-name="T1">https://inuhoshi-to-darkpen.deviantart.com/art/No-Need-for-a-Soldier-702973099</text:span></text:a></text:p>
      <text:p text:style-name="P1"><text:a xlink:type="simple" xlink:href="https://yakovlev-vad.deviantart.com/art/Heavy-Road-673471386" text:style-name="Internet_20_link" text:visited-style-name="Visited_20_Internet_20_Link"><text:span text:style-name="T1">https://yakovlev-vad.deviantart.com/art/Heavy-Road-673471386</text:span></text:a></text:p>
      <text:p text:style-name="P1"><text:a xlink:type="simple" xlink:href="https://inuhoshi-to-darkpen.deviantart.com/art/Legends-of-Equestria-702404963" text:style-name="Internet_20_link" text:visited-style-name="Visited_20_Internet_20_Link"><text:span text:style-name="T1">https://inuhoshi-to-darkpen.deviantart.com/art/Legends-of-Equestria-702404963</text:span></text:a></text:p>
      <text:p text:style-name="P1"><text:a xlink:type="simple" xlink:href="https://viwrastupr.deviantart.com/art/The-Mane-Six-667083957" text:style-name="Internet_20_link" text:visited-style-name="Visited_20_Internet_20_Link"><text:span text:style-name="T1">https://viwrastupr.deviantart.com/art/The-Mane-Six-667083957</text:span></text:a></text:p>
      <text:p text:style-name="P1"><text:a xlink:type="simple" xlink:href="https://zig-word.deviantart.com/art/Starlight-677856859" text:style-name="Internet_20_link" text:visited-style-name="Visited_20_Internet_20_Link"><text:span text:style-name="T1">https://zig-word.deviantart.com/art/Starlight-677856859</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653" meta:character-count="4585" meta:non-whitespace-character-count="3949"/>
    <meta:generator>LibreOfficeDev/5.1.0.3$Linux_X86_64 LibreOffice_project/</meta:generator>
  </office:meta>
</office:document-meta>
</file>